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0in" table:align="left" style:shadow="none"/>
    </style:style>
    <style:style style:name="Table1.A" style:family="table-column">
      <style:table-column-properties style:column-width="2.3111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1.3111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D1" style:family="table-cell">
      <style:table-cell-properties fo:padding="0.0382in" fo:border="none"/>
    </style:style>
    <style:style style:name="Table1.E1" style:family="table-cell">
      <style:table-cell-properties fo:padding="0.0382in" fo:border="none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D7" style:family="table-cell">
      <style:table-cell-properties fo:padding="0.0382in" fo:border="none"/>
    </style:style>
    <style:style style:name="Table1.E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E8" style:family="table-cell">
      <style:table-cell-properties fo:padding="0.0382in" fo:border="none"/>
    </style:style>
    <style:style style:name="Table2" style:family="table">
      <style:table-properties style:width="7in" fo:margin-left="0in" fo:margin-top="0.0201in" fo:margin-bottom="0in" table:align="left" style:shadow="none"/>
    </style:style>
    <style:style style:name="Table2.A" style:family="table-column">
      <style:table-column-properties style:column-width="2.8111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0.9333in"/>
    </style:style>
    <style:style style:name="Table2.D" style:family="table-column">
      <style:table-column-properties style:column-width="1.3778in"/>
    </style:style>
    <style:style style:name="Table2.E" style:family="table-column">
      <style:table-column-properties style:column-width="1.3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fo:margin-left="0in" fo:margin-top="0.0201in" fo:margin-bottom="0in" table:align="left"/>
    </style:style>
    <style:style style:name="Table3.A" style:family="table-column">
      <style:table-column-properties style:column-width="2.8111in"/>
    </style:style>
    <style:style style:name="Table3.B" style:family="table-column">
      <style:table-column-properties style:column-width="0.5667in"/>
    </style:style>
    <style:style style:name="Table3.C" style:family="table-column">
      <style:table-column-properties style:column-width="0.9333in"/>
    </style:style>
    <style:style style:name="Table3.D" style:family="table-column">
      <style:table-column-properties style:column-width="1.3778in"/>
    </style:style>
    <style:style style:name="Table3.E" style:family="table-column">
      <style:table-column-properties style:column-width="1.31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26b935" officeooo:paragraph-rsid="0026b93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99038" officeooo:paragraph-rsid="00299038" style:font-weight-asian="bold" style:font-weight-complex="bold"/>
    </style:style>
    <style:style style:name="P4" style:family="paragraph" style:parent-style-name="Table_20_Contents">
      <style:text-properties fo:font-weight="bold" officeooo:rsid="002aafc7" officeooo:paragraph-rsid="002aafc7" style:font-weight-asian="bold" style:font-weight-complex="bold"/>
    </style:style>
    <style:style style:name="P5" style:family="paragraph">
      <style:paragraph-properties fo:text-align="center"/>
      <style:text-properties style:text-line-through-style="none" style:text-line-through-type="none" style:font-name="Liberation Sans" fo:font-size="16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bold"/>
    </style:style>
    <style:style style:name="P7" style:family="paragraph">
      <style:paragraph-properties fo:text-align="end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9" style:family="paragraph">
      <style:text-properties style:text-line-through-style="none" style:text-line-through-type="none" style:font-name="Liberation Sans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bold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age_title" form:control-implementation="ooo:com.sun.star.form.component.TextField" xml:id="control1" form:id="control1" form:current-value="Page Title" form:value="Pag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partment_revision" form:control-implementation="ooo:com.sun.star.form.component.TextField" xml:id="control2" form:id="control2" form:current-value="Department (Revision)" form:value="Department (Revision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name_field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ite_address_label" form:control-implementation="ooo:com.sun.star.form.component.FixedText" xml:id="control4" form:id="control4" form:label="Site Address:" form:for="control8"/>
          <form:fixed-text form:name="site_id" form:control-implementation="ooo:com.sun.star.form.component.FixedText" xml:id="control5" form:id="control5" form:label="Site ID Number:" form:for="control9"/>
          <form:fixed-text form:name="site_name" form:control-implementation="ooo:com.sun.star.form.component.FixedText" xml:id="control6" form:id="control6" form:label="Site Name:" form:for="control7"/>
          <form:text form:name="site_name_fiel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address_field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id_number_fiel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7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groundwater_label" form:control-implementation="ooo:com.sun.star.form.component.FixedText" xml:id="control11" form:id="control11" form:label="Groundwater:"/>
          <form:fixed-text form:name="distance_to_nearest_surface_water_label" form:control-implementation="ooo:com.sun.star.form.component.FixedText" xml:id="control12" form:id="control12" form:label="Distance to nearest surface water:"/>
          <form:textarea form:name="Text Box 8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9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0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nd_use_label" form:control-implementation="ooo:com.sun.star.form.component.FixedText" xml:id="control16" form:id="control16" form:label="Land Use:"/>
          <form:frame form:name="selected_site_scenario_group" form:control-implementation="ooo:com.sun.star.form.component.GroupBox" xml:id="control17" form:id="control17" form:label="Selected Site Scenario"/>
          <form:fixed-text form:name="date_of_eal_search_label" form:control-implementation="ooo:com.sun.star.form.component.FixedText" xml:id="control18" form:id="control18" form:label="Date of EAL search:"/>
          <form:text form:name="date_of_eal_search_field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elected_chemical_of_concern" form:control-implementation="ooo:com.sun.star.form.component.FixedText" xml:id="control20" form:id="control20" form:label="Selected Chemical of Concern:"/>
          <form:text form:name="Text Box 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selected_site_concentration" form:control-implementation="ooo:com.sun.star.form.component.GroupBox" xml:id="control22" form:id="control22" form:label="Selected Site Concentration"/>
          <form:fixed-text form:name="soil_label" form:control-implementation="ooo:com.sun.star.form.component.FixedText" xml:id="control23" form:id="control23" form:label="Soil:" form:for="control25"/>
          <form:fixed-text form:name="groundwater_label" form:control-implementation="ooo:com.sun.star.form.component.FixedText" xml:id="control24" form:id="control24" form:label="Groundwater:" form:for="control26"/>
          <form:text form:name="soil_field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oundwater_label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_vapor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oil_vapor_label" form:control-implementation="ooo:com.sun.star.form.component.FixedText" xml:id="control28" form:id="control28" form:label="Soil Vapor:"/>
          <form:frame form:name="site_information_group" form:control-implementation="ooo:com.sun.star.form.component.GroupBox" xml:id="control29" form:id="control29" form:label="Site Information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Shape1" draw:style-name="gr1" draw:text-style-name="P5" svg:width="5.1894in" svg:height="0.3941in" svg:x="0.4598in" svg:y="-0.5909in" draw:control="control1"/><draw:control text:anchor-type="paragraph" draw:z-index="1" draw:name="Shape2" draw:style-name="gr1" draw:text-style-name="P6" svg:width="6.1449in" svg:height="0.1969in" svg:x="0.0291in" svg:y="-0.1972in" draw:control="control2"/><draw:control text:anchor-type="paragraph" draw:z-index="3" draw:name="Shape5" draw:style-name="gr1" draw:text-style-name="P8" svg:width="3.5835in" svg:height="0.165in" svg:x="1.2228in" svg:y="0.7866in" draw:control="control3"/><draw:control text:anchor-type="paragraph" draw:z-index="11" draw:name="Shape13" draw:style-name="gr3" draw:text-style-name="P8" svg:width="0.0012in" svg:height="0.1969in" svg:x="2.2362in" svg:y="1.378in" draw:control="control10"/></text:p>
      <text:p text:style-name="Standard"><draw:control text:anchor-type="paragraph" draw:z-index="2" draw:name="Shape4" draw:style-name="gr2" draw:text-style-name="P7" svg:width="0.9559in" svg:height="0.1587in" svg:x="1.6744in" svg:y="0.2402in" draw:control="control6"/><draw:control text:anchor-type="paragraph" draw:z-index="4" draw:name="Shape6" draw:style-name="gr2" draw:text-style-name="P7" svg:width="0.978in" svg:height="0.1969in" svg:x="1.652in" svg:y="0.3984in" draw:control="control4"/><draw:control text:anchor-type="paragraph" draw:z-index="5" draw:name="Shape7" draw:style-name="gr2" draw:text-style-name="P7" svg:width="1.1815in" svg:height="0.1969in" svg:x="1.4484in" svg:y="0.5953in" draw:control="control5"/><draw:control text:anchor-type="paragraph" draw:z-index="6" draw:name="Shape8" draw:style-name="gr2" draw:text-style-name="P7" svg:width="1.5752in" svg:height="0.1976in" svg:x="1.0547in" svg:y="0.7925in" draw:control="control18"/><draw:control text:anchor-type="paragraph" draw:z-index="7" draw:name="Shape9" draw:style-name="gr3" draw:text-style-name="P8" svg:width="1.9689in" svg:height="0.1969in" svg:x="3.0236in" svg:y="0.202in" draw:control="control7"/><draw:control text:anchor-type="paragraph" draw:z-index="8" draw:name="Shape10" draw:style-name="gr3" draw:text-style-name="P8" svg:width="1.9579in" svg:height="0.1969in" svg:x="3.0236in" svg:y="0.3984in" draw:control="control8"/><draw:control text:anchor-type="paragraph" draw:z-index="9" draw:name="Shape11" draw:style-name="gr3" draw:text-style-name="P8" svg:width="1.9689in" svg:height="0.1976in" svg:x="3.0236in" svg:y="0.5953in" draw:control="control9"/><draw:control text:anchor-type="paragraph" draw:z-index="10" draw:name="Shape12" draw:style-name="gr3" draw:text-style-name="P8" svg:width="1.9689in" svg:height="0.1969in" svg:x="3.0236in" svg:y="0.7925in" draw:control="control19"/><draw:control text:anchor-type="paragraph" draw:z-index="12" draw:name="Shape14" draw:style-name="gr3" draw:text-style-name="P9" svg:width="6.9614in" svg:height="0.9843in" svg:x="0in" svg:y="1.1862in" draw:control="control17"/><draw:control text:anchor-type="as-char" svg:y="-0.8717in" draw:z-index="28" draw:name="Shape3" draw:style-name="gr6" draw:text-style-name="P9" svg:width="6.9248in" svg:height="1.1862in" draw:control="control29"/></text:p>
      <text:p text:style-name="Standard"/>
      <text:p text:style-name="Standard"><draw:control text:anchor-type="paragraph" draw:z-index="16" draw:name="Shape18" draw:style-name="gr3" draw:text-style-name="P8" svg:width="1.9689in" svg:height="0.1976in" svg:x="3.0236in" svg:y="0.0043in" draw:control="control13"/><draw:control text:anchor-type="paragraph" draw:z-index="13" draw:name="Shape15" draw:style-name="gr2" draw:text-style-name="P7" svg:width="0.7878in" svg:height="0.1976in" svg:x="1.8425in" svg:y="0.0043in" draw:control="control16"/></text:p>
      <text:p text:style-name="Standard"><draw:control text:anchor-type="paragraph" draw:z-index="17" draw:name="Shape19" draw:style-name="gr3" draw:text-style-name="P8" svg:width="1.9689in" svg:height="0.1976in" svg:x="3.0236in" svg:y="0.0091in" draw:control="control14"/><draw:control text:anchor-type="paragraph" draw:z-index="14" draw:name="Shape16" draw:style-name="gr2" draw:text-style-name="P7" svg:width="1.1815in" svg:height="0.1976in" svg:x="1.4484in" svg:y="0.0091in" draw:control="control11"/></text:p>
      <text:p text:style-name="Standard"><draw:control text:anchor-type="paragraph" draw:z-index="18" draw:name="Shape20" draw:style-name="gr3" draw:text-style-name="P8" svg:width="1.9689in" svg:height="0.1969in" svg:x="3.0236in" svg:y="0.0146in" draw:control="control15"/><draw:control text:anchor-type="paragraph" draw:z-index="15" draw:name="Shape17" draw:style-name="gr2" draw:text-style-name="P7" svg:width="2.5594in" svg:height="0.1976in" svg:x="0.0709in" svg:y="0.0146in" draw:control="control12"/></text:p>
      <text:p text:style-name="Standard"/>
      <text:p text:style-name="Standard"/>
      <text:p text:style-name="Standard"><draw:control text:anchor-type="paragraph" draw:z-index="20" draw:name="Shape22" draw:style-name="gr5" draw:text-style-name="P8" svg:width="2.7567in" svg:height="0.1976in" svg:x="3.0236in" svg:y="0.0299in" draw:control="control21"/><draw:control text:anchor-type="paragraph" draw:z-index="19" draw:name="Shape21" draw:style-name="gr4" draw:text-style-name="P10" svg:width="2.4331in" svg:height="0.1976in" svg:x="0.2673in" svg:y="0.0299in" draw:control="control20"/></text:p>
      <text:p text:style-name="Standard"/>
      <text:p text:style-name="Standard"><draw:control text:anchor-type="paragraph" draw:z-index="21" draw:name="Shape23" draw:style-name="gr5" draw:text-style-name="P9" svg:width="6.9614in" svg:height="0.9843in" svg:x="0in" svg:y="0.0409in" draw:control="control22"/></text:p>
      <text:p text:style-name="Standard"><draw:control text:anchor-type="paragraph" draw:z-index="25" draw:name="Shape27" draw:style-name="gr5" draw:text-style-name="P8" svg:width="2.7567in" svg:height="0.1976in" svg:x="3.0236in" svg:y="0.0457in" draw:control="control25"/><draw:control text:anchor-type="paragraph" draw:z-index="22" draw:name="Shape24" draw:style-name="gr4" draw:text-style-name="P7" svg:width="0.3941in" svg:height="0.1969in" svg:x="2.2362in" svg:y="0.0465in" draw:control="control23"/></text:p>
      <text:p text:style-name="Standard"><draw:control text:anchor-type="paragraph" draw:z-index="26" draw:name="Shape28" draw:style-name="gr5" draw:text-style-name="P8" svg:width="2.7567in" svg:height="0.1976in" svg:x="3.0236in" svg:y="0.0516in" draw:control="control26"/><draw:control text:anchor-type="paragraph" draw:z-index="23" draw:name="Shape25" draw:style-name="gr4" draw:text-style-name="P7" svg:width="1.1815in" svg:height="0.1976in" svg:x="1.4484in" svg:y="0.0516in" draw:control="control24"/></text:p>
      <text:p text:style-name="Standard"><draw:control text:anchor-type="paragraph" draw:z-index="27" draw:name="Shape29" draw:style-name="gr5" draw:text-style-name="P8" svg:width="2.7567in" svg:height="0.1976in" svg:x="3.0236in" svg:y="0.0563in" draw:control="control27"/><draw:control text:anchor-type="paragraph" draw:z-index="24" draw:name="Shape26" draw:style-name="gr4" draw:text-style-name="P7" svg:width="0.7878in" svg:height="0.1976in" svg:x="1.8425in" svg:y="0.0563in" draw:control="control28"/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oil Environmental Hazards</text:p>
          </table:table-cell>
          <table:table-cell table:style-name="Table1.B1" office:value-type="string">
            <text:p text:style-name="P2">Units</text:p>
          </table:table-cell>
          <table:table-cell table:style-name="Table1.C1" office:value-type="string">
            <text:p text:style-name="P2">Tier 1 Action Level</text:p>
          </table:table-cell>
          <table:table-cell table:style-name="Table1.D1" office:value-type="string">
            <text:p text:style-name="P2">Potential Hazard?</text:p>
          </table:table-cell>
          <table:table-cell table:style-name="Table1.E1" office:value-type="string">
            <text:p text:style-name="P2">Referenced Table</text:p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Groundwater Environmental Hazards</text:p>
          </table:table-cell>
          <table:table-cell table:style-name="Table2.A1" office:value-type="string">
            <text:p text:style-name="P3">Units</text:p>
          </table:table-cell>
          <table:table-cell table:style-name="Table2.A1" office:value-type="string">
            <text:p text:style-name="P3">EAL</text:p>
          </table:table-cell>
          <table:table-cell table:style-name="Table2.A1" office:value-type="string">
            <text:p text:style-name="P3">Potential Hazard?</text:p>
          </table:table-cell>
          <table:table-cell table:style-name="Table2.E1" office:value-type="string">
            <text:p text:style-name="P3">Referenced Tabl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Other Tier 1 EALs</text:p>
          </table:table-cell>
          <table:table-cell table:style-name="Table3.A1" office:value-type="string">
            <text:p text:style-name="P3">Units</text:p>
          </table:table-cell>
          <table:table-cell table:style-name="Table3.A1" office:value-type="string">
            <text:p text:style-name="P3">EAL</text:p>
          </table:table-cell>
          <table:table-cell table:style-name="Table3.A1" office:value-type="string">
            <text:p text:style-name="P3">Potential Hazard?</text:p>
          </table:table-cell>
          <table:table-cell table:style-name="Table3.E1" office:value-type="string">
            <text:p text:style-name="P4">Referenced Tabl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9:00:48.511548817</meta:creation-date>
    <dc:date>2017-09-10T22:51:20.083460360</dc:date>
    <meta:editing-duration>PT55M39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16" meta:word-count="31" meta:character-count="215" meta:non-whitespace-character-count="199"/>
  </office:meta>
</office:document-meta>
</file>